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000000" draw:marker-start-width="0.35cm" draw:marker-end-width="0.35cm" draw:fill="hatch" draw:fill-color="#e6e6e6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1.759cm"/>
    </style:style>
    <style:style style:name="gr7" style:family="graphic" style:parent-style-name="standard">
      <style:graphic-properties svg:stroke-width="0.2cm" svg:stroke-color="#000000" draw:marker-start-width="0.5cm" draw:marker-end-width="0.5cm" draw:fill="solid" draw:fill-color="#c0c0c0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000000" draw:marker-start-width="0.35cm" draw:marker-end-width="0.35cm" draw:fill="hatch" draw:fill-color="#808080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95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draw:stroke="none" draw:fill="solid" draw:fill-color="#4c4c4c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line-height="150%" fo:text-align="start"/>
    </style:style>
    <style:style style:name="P4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0.6cm" svg:x="21.674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25cm" svg:y1="25.1cm" svg:x2="25cm" svg:y2="27.1cm">
            <text:p/>
          </draw:line>
          <draw:line draw:style-name="gr2" draw:text-style-name="P1" draw:layer="layout" svg:x1="22.8cm" svg:y1="26.047cm" svg:x2="27.2cm" svg:y2="26.047cm">
            <text:p/>
          </draw:line>
          <draw:custom-shape draw:style-name="gr1" draw:text-style-name="P1" draw:layer="layout" svg:width="0.6cm" svg:height="1.79cm" svg:x="24.7cm" svg:y="25.2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2.8cm" svg:y1="25.1cm" svg:x2="22.8cm" svg:y2="27.1cm">
            <text:p/>
          </draw:line>
          <draw:line draw:style-name="gr3" draw:text-style-name="P1" draw:layer="layout" svg:x1="23.2cm" svg:y1="25.1cm" svg:x2="23.2cm" svg:y2="27.1cm">
            <text:p/>
          </draw:line>
          <draw:line draw:style-name="gr3" draw:text-style-name="P1" draw:layer="layout" svg:x1="23.6cm" svg:y1="25.1cm" svg:x2="23.6cm" svg:y2="27.1cm">
            <text:p/>
          </draw:line>
          <draw:line draw:style-name="gr3" draw:text-style-name="P1" draw:layer="layout" svg:x1="24cm" svg:y1="25.1cm" svg:x2="24cm" svg:y2="27.1cm">
            <text:p/>
          </draw:line>
          <draw:line draw:style-name="gr3" draw:text-style-name="P1" draw:layer="layout" svg:x1="24.4cm" svg:y1="25.1cm" svg:x2="24.4cm" svg:y2="27.1cm">
            <text:p/>
          </draw:line>
          <draw:line draw:style-name="gr3" draw:text-style-name="P1" draw:layer="layout" svg:x1="26.4cm" svg:y1="25.1cm" svg:x2="26.4cm" svg:y2="27.1cm">
            <text:p/>
          </draw:line>
          <draw:line draw:style-name="gr3" draw:text-style-name="P1" draw:layer="layout" svg:x1="26.8cm" svg:y1="25.1cm" svg:x2="26.8cm" svg:y2="27.1cm">
            <text:p/>
          </draw:line>
          <draw:line draw:style-name="gr3" draw:text-style-name="P1" draw:layer="layout" svg:x1="27.2cm" svg:y1="25.1cm" svg:x2="27.2cm" svg:y2="27.1cm">
            <text:p/>
          </draw:line>
          <draw:line draw:style-name="gr3" draw:text-style-name="P1" draw:layer="layout" svg:x1="25.6cm" svg:y1="25.1cm" svg:x2="25.6cm" svg:y2="27.1cm">
            <text:p/>
          </draw:line>
          <draw:line draw:style-name="gr3" draw:text-style-name="P1" draw:layer="layout" svg:x1="26cm" svg:y1="25.1cm" svg:x2="26cm" svg:y2="27.1cm">
            <text:p/>
          </draw:line>
        </draw:g>
        <draw:g>
          <draw:line draw:style-name="gr2" draw:text-style-name="P1" draw:layer="layout" svg:x1="23.9cm" svg:y1="21.316cm" svg:x2="21.9cm" svg:y2="21.316cm">
            <text:p/>
          </draw:line>
          <draw:line draw:style-name="gr2" draw:text-style-name="P1" draw:layer="layout" svg:x1="22.953cm" svg:y1="19cm" svg:x2="22.952cm" svg:y2="23.632cm">
            <text:p/>
          </draw:line>
          <draw:custom-shape draw:style-name="gr1" draw:text-style-name="P1" draw:layer="layout" svg:width="0.632cm" svg:height="1.79cm" draw:transform="rotate (-1.5709708597201) translate (23.796cm 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3.9cm" svg:y1="19cm" svg:x2="21.9cm" svg:y2="19cm">
            <text:p/>
          </draw:line>
          <draw:line draw:style-name="gr3" draw:text-style-name="P1" draw:layer="layout" svg:x1="23.9cm" svg:y1="19.421cm" svg:x2="21.9cm" svg:y2="19.421cm">
            <text:p/>
          </draw:line>
          <draw:line draw:style-name="gr3" draw:text-style-name="P1" draw:layer="layout" svg:x1="23.9cm" svg:y1="19.842cm" svg:x2="21.9cm" svg:y2="19.842cm">
            <text:p/>
          </draw:line>
          <draw:line draw:style-name="gr3" draw:text-style-name="P1" draw:layer="layout" svg:x1="23.9cm" svg:y1="20.263cm" svg:x2="21.9cm" svg:y2="20.263cm">
            <text:p/>
          </draw:line>
          <draw:line draw:style-name="gr3" draw:text-style-name="P1" draw:layer="layout" svg:x1="23.9cm" svg:y1="20.684cm" svg:x2="21.9cm" svg:y2="20.684cm">
            <text:p/>
          </draw:line>
          <draw:line draw:style-name="gr3" draw:text-style-name="P1" draw:layer="layout" svg:x1="23.9cm" svg:y1="22.79cm" svg:x2="21.9cm" svg:y2="22.79cm">
            <text:p/>
          </draw:line>
          <draw:line draw:style-name="gr3" draw:text-style-name="P1" draw:layer="layout" svg:x1="23.9cm" svg:y1="23.211cm" svg:x2="21.9cm" svg:y2="23.211cm">
            <text:p/>
          </draw:line>
          <draw:line draw:style-name="gr3" draw:text-style-name="P1" draw:layer="layout" svg:x1="23.9cm" svg:y1="23.632cm" svg:x2="21.9cm" svg:y2="23.632cm">
            <text:p/>
          </draw:line>
          <draw:line draw:style-name="gr3" draw:text-style-name="P1" draw:layer="layout" svg:x1="23.9cm" svg:y1="21.947cm" svg:x2="21.9cm" svg:y2="21.947cm">
            <text:p/>
          </draw:line>
          <draw:line draw:style-name="gr3" draw:text-style-name="P1" draw:layer="layout" svg:x1="23.9cm" svg:y1="22.368cm" svg:x2="21.9cm" svg:y2="22.368cm">
            <text:p/>
          </draw:line>
        </draw:g>
        <draw:g>
          <draw:line draw:style-name="gr2" draw:text-style-name="P1" draw:layer="layout" svg:x1="28.1cm" svg:y1="21.316cm" svg:x2="26.1cm" svg:y2="21.316cm">
            <text:p/>
          </draw:line>
          <draw:line draw:style-name="gr2" draw:text-style-name="P1" draw:layer="layout" svg:x1="27.153cm" svg:y1="19cm" svg:x2="27.152cm" svg:y2="23.632cm">
            <text:p/>
          </draw:line>
          <draw:custom-shape draw:style-name="gr1" draw:text-style-name="P1" draw:layer="layout" svg:width="0.632cm" svg:height="1.79cm" draw:transform="rotate (-1.5709708597201) translate (27.996cm 2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8.1cm" svg:y1="19cm" svg:x2="26.1cm" svg:y2="19cm">
            <text:p/>
          </draw:line>
          <draw:line draw:style-name="gr3" draw:text-style-name="P1" draw:layer="layout" svg:x1="28.1cm" svg:y1="19.421cm" svg:x2="26.1cm" svg:y2="19.421cm">
            <text:p/>
          </draw:line>
          <draw:line draw:style-name="gr3" draw:text-style-name="P1" draw:layer="layout" svg:x1="28.1cm" svg:y1="19.842cm" svg:x2="26.1cm" svg:y2="19.842cm">
            <text:p/>
          </draw:line>
          <draw:line draw:style-name="gr3" draw:text-style-name="P1" draw:layer="layout" svg:x1="28.1cm" svg:y1="20.263cm" svg:x2="26.1cm" svg:y2="20.263cm">
            <text:p/>
          </draw:line>
          <draw:line draw:style-name="gr3" draw:text-style-name="P1" draw:layer="layout" svg:x1="28.1cm" svg:y1="20.684cm" svg:x2="26.1cm" svg:y2="20.684cm">
            <text:p/>
          </draw:line>
          <draw:line draw:style-name="gr3" draw:text-style-name="P1" draw:layer="layout" svg:x1="28.1cm" svg:y1="22.79cm" svg:x2="26.1cm" svg:y2="22.79cm">
            <text:p/>
          </draw:line>
          <draw:line draw:style-name="gr3" draw:text-style-name="P1" draw:layer="layout" svg:x1="28.1cm" svg:y1="23.211cm" svg:x2="26.1cm" svg:y2="23.211cm">
            <text:p/>
          </draw:line>
          <draw:line draw:style-name="gr3" draw:text-style-name="P1" draw:layer="layout" svg:x1="28.1cm" svg:y1="23.632cm" svg:x2="26.1cm" svg:y2="23.632cm">
            <text:p/>
          </draw:line>
          <draw:line draw:style-name="gr3" draw:text-style-name="P1" draw:layer="layout" svg:x1="28.1cm" svg:y1="21.947cm" svg:x2="26.1cm" svg:y2="21.947cm">
            <text:p/>
          </draw:line>
          <draw:line draw:style-name="gr3" draw:text-style-name="P1" draw:layer="layout" svg:x1="28.1cm" svg:y1="22.368cm" svg:x2="26.1cm" svg:y2="22.368cm">
            <text:p/>
          </draw:line>
        </draw:g>
        <draw:custom-shape draw:style-name="gr1" draw:text-style-name="P1" draw:layer="layout" svg:width="1.6cm" svg:height="0.6cm" svg:x="26.774cm" svg:y="14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47cm" svg:y1="16.616cm" svg:x2="45cm" svg:y2="16.616cm">
            <text:p/>
          </draw:line>
          <draw:line draw:style-name="gr2" draw:text-style-name="P1" draw:layer="layout" svg:x1="46.053cm" svg:y1="14.3cm" svg:x2="46.052cm" svg:y2="18.932cm">
            <text:p/>
          </draw:line>
          <draw:custom-shape draw:style-name="gr1" draw:text-style-name="P1" draw:layer="layout" svg:width="0.632cm" svg:height="1.79cm" draw:transform="rotate (-1.5709708597201) translate (46.896cm 1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47cm" svg:y1="14.3cm" svg:x2="45cm" svg:y2="14.3cm">
            <text:p/>
          </draw:line>
          <draw:line draw:style-name="gr3" draw:text-style-name="P1" draw:layer="layout" svg:x1="47cm" svg:y1="14.721cm" svg:x2="45cm" svg:y2="14.721cm">
            <text:p/>
          </draw:line>
          <draw:line draw:style-name="gr3" draw:text-style-name="P1" draw:layer="layout" svg:x1="47cm" svg:y1="15.142cm" svg:x2="45cm" svg:y2="15.142cm">
            <text:p/>
          </draw:line>
          <draw:line draw:style-name="gr3" draw:text-style-name="P1" draw:layer="layout" svg:x1="47cm" svg:y1="15.563cm" svg:x2="45cm" svg:y2="15.563cm">
            <text:p/>
          </draw:line>
          <draw:line draw:style-name="gr3" draw:text-style-name="P1" draw:layer="layout" svg:x1="47cm" svg:y1="15.984cm" svg:x2="45cm" svg:y2="15.984cm">
            <text:p/>
          </draw:line>
          <draw:line draw:style-name="gr3" draw:text-style-name="P1" draw:layer="layout" svg:x1="47cm" svg:y1="18.09cm" svg:x2="45cm" svg:y2="18.09cm">
            <text:p/>
          </draw:line>
          <draw:line draw:style-name="gr3" draw:text-style-name="P1" draw:layer="layout" svg:x1="47cm" svg:y1="18.511cm" svg:x2="45cm" svg:y2="18.511cm">
            <text:p/>
          </draw:line>
          <draw:line draw:style-name="gr3" draw:text-style-name="P1" draw:layer="layout" svg:x1="47cm" svg:y1="18.932cm" svg:x2="45cm" svg:y2="18.932cm">
            <text:p/>
          </draw:line>
          <draw:line draw:style-name="gr3" draw:text-style-name="P1" draw:layer="layout" svg:x1="47cm" svg:y1="17.247cm" svg:x2="45cm" svg:y2="17.247cm">
            <text:p/>
          </draw:line>
          <draw:line draw:style-name="gr3" draw:text-style-name="P1" draw:layer="layout" svg:x1="47cm" svg:y1="17.668cm" svg:x2="45cm" svg:y2="17.668cm">
            <text:p/>
          </draw:line>
        </draw:g>
        <draw:g>
          <draw:line draw:style-name="gr2" draw:text-style-name="P1" draw:layer="layout" svg:x1="5cm" svg:y1="16.616cm" svg:x2="3cm" svg:y2="16.616cm">
            <text:p/>
          </draw:line>
          <draw:line draw:style-name="gr2" draw:text-style-name="P1" draw:layer="layout" svg:x1="4.053cm" svg:y1="14.3cm" svg:x2="4.052cm" svg:y2="18.932cm">
            <text:p/>
          </draw:line>
          <draw:custom-shape draw:style-name="gr1" draw:text-style-name="P1" draw:layer="layout" svg:width="0.632cm" svg:height="1.79cm" draw:transform="rotate (-1.5709708597201) translate (4.896cm 16.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5cm" svg:y1="14.3cm" svg:x2="3cm" svg:y2="14.3cm">
            <text:p/>
          </draw:line>
          <draw:line draw:style-name="gr3" draw:text-style-name="P1" draw:layer="layout" svg:x1="5cm" svg:y1="14.721cm" svg:x2="3cm" svg:y2="14.721cm">
            <text:p/>
          </draw:line>
          <draw:line draw:style-name="gr3" draw:text-style-name="P1" draw:layer="layout" svg:x1="5cm" svg:y1="15.142cm" svg:x2="3cm" svg:y2="15.142cm">
            <text:p/>
          </draw:line>
          <draw:line draw:style-name="gr3" draw:text-style-name="P1" draw:layer="layout" svg:x1="5cm" svg:y1="15.563cm" svg:x2="3cm" svg:y2="15.563cm">
            <text:p/>
          </draw:line>
          <draw:line draw:style-name="gr3" draw:text-style-name="P1" draw:layer="layout" svg:x1="5cm" svg:y1="15.984cm" svg:x2="3cm" svg:y2="15.984cm">
            <text:p/>
          </draw:line>
          <draw:line draw:style-name="gr3" draw:text-style-name="P1" draw:layer="layout" svg:x1="5cm" svg:y1="18.09cm" svg:x2="3cm" svg:y2="18.09cm">
            <text:p/>
          </draw:line>
          <draw:line draw:style-name="gr3" draw:text-style-name="P1" draw:layer="layout" svg:x1="5cm" svg:y1="18.511cm" svg:x2="3cm" svg:y2="18.511cm">
            <text:p/>
          </draw:line>
          <draw:line draw:style-name="gr3" draw:text-style-name="P1" draw:layer="layout" svg:x1="5cm" svg:y1="18.932cm" svg:x2="3cm" svg:y2="18.932cm">
            <text:p/>
          </draw:line>
          <draw:line draw:style-name="gr3" draw:text-style-name="P1" draw:layer="layout" svg:x1="5cm" svg:y1="17.247cm" svg:x2="3cm" svg:y2="17.247cm">
            <text:p/>
          </draw:line>
          <draw:line draw:style-name="gr3" draw:text-style-name="P1" draw:layer="layout" svg:x1="5cm" svg:y1="17.668cm" svg:x2="3cm" svg:y2="17.668cm">
            <text:p/>
          </draw:line>
        </draw:g>
        <draw:g>
          <draw:custom-shape draw:style-name="gr1" draw:text-style-name="P1" draw:layer="layout" svg:width="1.5cm" svg:height="1.5cm" svg:x="17.4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7.665cm" svg:y1="2.567cm" svg:x2="17.998cm" svg:y2="2.9cm">
            <text:p/>
          </draw:line>
        </draw:g>
        <draw:g>
          <draw:custom-shape draw:style-name="gr1" draw:text-style-name="P1" draw:layer="layout" svg:width="1.5cm" svg:height="1.5cm" svg:x="14.4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4.665cm" svg:y1="2.567cm" svg:x2="14.998cm" svg:y2="2.9cm">
            <text:p/>
          </draw:line>
        </draw:g>
        <draw:g>
          <draw:custom-shape draw:style-name="gr1" draw:text-style-name="P1" draw:layer="layout" svg:width="1.5cm" svg:height="1.5cm" svg:x="20.598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0.765cm" svg:y1="2.567cm" svg:x2="21.098cm" svg:y2="2.9cm">
            <text:p/>
          </draw:line>
        </draw:g>
        <draw:custom-shape draw:style-name="gr4" draw:text-style-name="P1" draw:layer="layout" svg:width="1.6cm" svg:height="0.6cm" svg:x="20.49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0.6cm" svg:x="17.398cm" svg:y="4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0.6cm" svg:x="14.498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5.3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5.539cm" svg:y1="2.492cm" svg:x2="5.872cm" svg:y2="2.825cm">
            <text:p/>
          </draw:line>
        </draw:g>
        <draw:g>
          <draw:custom-shape draw:style-name="gr1" draw:text-style-name="P1" draw:layer="layout" svg:width="1.5cm" svg:height="1.5cm" svg:x="2.3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.539cm" svg:y1="2.492cm" svg:x2="2.872cm" svg:y2="2.825cm">
            <text:p/>
          </draw:line>
        </draw:g>
        <draw:g>
          <draw:custom-shape draw:style-name="gr1" draw:text-style-name="P1" draw:layer="layout" svg:width="1.5cm" svg:height="1.5cm" svg:x="8.472cm" svg:y="2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8.639cm" svg:y1="2.492cm" svg:x2="8.972cm" svg:y2="2.825cm">
            <text:p/>
          </draw:line>
        </draw:g>
        <draw:custom-shape draw:style-name="gr1" draw:text-style-name="P1" draw:layer="layout" svg:width="1.8cm" svg:height="1.8cm" svg:x="24.1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6cm" svg:height="0.6cm" svg:x="24.24cm" svg:y="13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37cm" svg:height="0.725cm" svg:x="14.398cm" svg:y="1.575cm">
          <draw:text-box>
            <text:p><text:span text:style-name="T1">BASS</text:span></text:p>
          </draw:text-box>
        </draw:frame>
        <draw:frame draw:style-name="gr5" draw:text-style-name="P2" draw:layer="layout" svg:width="1.277cm" svg:height="0.725cm" svg:x="17.621cm" svg:y="1.575cm">
          <draw:text-box>
            <text:p><text:span text:style-name="T1">MID</text:span></text:p>
          </draw:text-box>
        </draw:frame>
        <draw:frame draw:style-name="gr5" draw:text-style-name="P2" draw:layer="layout" svg:width="2.153cm" svg:height="0.725cm" svg:x="20.298cm" svg:y="1.575cm">
          <draw:text-box>
            <text:p><text:span text:style-name="T1">TREBLE</text:span></text:p>
          </draw:text-box>
        </draw:frame>
        <draw:frame draw:style-name="gr5" draw:text-style-name="P2" draw:layer="layout" svg:width="1.378cm" svg:height="0.725cm" svg:x="17.52cm" svg:y="4cm">
          <draw:text-box>
            <text:p><text:span text:style-name="T1">KILL</text:span></text:p>
          </draw:text-box>
        </draw:frame>
        <draw:line draw:style-name="gr3" draw:text-style-name="P1" draw:layer="layout" svg:x1="17.498cm" svg:y1="4.4cm" svg:x2="14.198cm" svg:y2="4.4cm">
          <text:p/>
        </draw:line>
        <draw:line draw:style-name="gr3" draw:text-style-name="P1" draw:layer="layout" svg:x1="22.198cm" svg:y1="4.4cm" svg:x2="18.898cm" svg:y2="4.4cm">
          <text:p/>
        </draw:line>
        <draw:frame draw:style-name="gr5" draw:text-style-name="P2" draw:layer="layout" svg:width="2.386cm" svg:height="0.725cm" svg:x="23.84cm" svg:y="9.9cm">
          <draw:text-box>
            <text:p><text:span text:style-name="T1">BROWSE</text:span></text:p>
          </draw:text-box>
        </draw:frame>
        <draw:frame draw:style-name="gr5" draw:text-style-name="P2" draw:layer="layout" svg:width="1.658cm" svg:height="0.725cm" svg:x="24.24cm" svg:y="12.775cm">
          <draw:text-box>
            <text:p><text:span text:style-name="T1">BACK</text:span></text:p>
          </draw:text-box>
        </draw:frame>
        <draw:frame draw:style-name="gr5" draw:text-style-name="P2" draw:layer="layout" svg:width="2.034cm" svg:height="0.725cm" svg:x="21.44cm" svg:y="13.175cm">
          <draw:text-box>
            <text:p><text:span text:style-name="T1">LOAD A</text:span></text:p>
          </draw:text-box>
        </draw:frame>
        <draw:frame draw:style-name="gr5" draw:text-style-name="P2" draw:layer="layout" svg:width="2.06cm" svg:height="0.725cm" svg:x="26.54cm" svg:y="13.175cm">
          <draw:text-box>
            <text:p><text:span text:style-name="T1">LOAD B</text:span></text:p>
          </draw:text-box>
        </draw:frame>
        <draw:custom-shape draw:style-name="gr4" draw:text-style-name="P1" draw:layer="layout" svg:width="1.6cm" svg:height="0.6cm" svg:x="8.344cm" svg:y="4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0.6cm" svg:x="5.244cm" svg:y="4.8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0.6cm" svg:x="2.344cm" svg:y="4.82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cm" svg:height="0.725cm" svg:x="5.8cm" svg:y="4.075cm">
          <draw:text-box>
            <text:p><text:span text:style-name="T1">EFFECT ON/OFF</text:span></text:p>
          </draw:text-box>
        </draw:frame>
        <draw:line draw:style-name="gr3" draw:text-style-name="P1" draw:layer="layout" svg:x1="5.9cm" svg:y1="4.4cm" svg:x2="2.2cm" svg:y2="4.4cm">
          <text:p/>
        </draw:line>
        <draw:line draw:style-name="gr3" draw:text-style-name="P1" draw:layer="layout" svg:x1="13.2cm" svg:y1="4.4cm" svg:x2="9.5cm" svg:y2="4.4cm">
          <text:p/>
        </draw:line>
        <draw:frame draw:style-name="gr5" draw:text-style-name="P2" draw:layer="layout" svg:width="1.916cm" svg:height="0.725cm" svg:x="21.866cm" svg:y="18.176cm">
          <draw:text-box>
            <text:p><text:span text:style-name="T1">GAIN A</text:span></text:p>
          </draw:text-box>
        </draw:frame>
        <draw:frame draw:style-name="gr5" draw:text-style-name="P2" draw:layer="layout" svg:width="1.941cm" svg:height="0.725cm" svg:x="26.1cm" svg:y="18.175cm">
          <draw:text-box>
            <text:p><text:span text:style-name="T1">GAIN B</text:span></text:p>
          </draw:text-box>
        </draw:frame>
        <draw:frame draw:style-name="gr5" draw:text-style-name="P2" draw:layer="layout" svg:width="3.423cm" svg:height="0.725cm" svg:x="23.2cm" svg:y="3.168cm">
          <draw:text-box>
            <text:p><text:span text:style-name="T1">MASTER GAIN</text:span></text:p>
          </draw:text-box>
        </draw:frame>
        <draw:custom-shape draw:style-name="gr1" draw:text-style-name="P1" draw:layer="layout" svg:width="0.8cm" svg:height="0.8cm" svg:x="2.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.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067cm" svg:height="0.725cm" svg:x="2.514cm" svg:y="11.8cm">
          <draw:text-box>
            <text:p><text:span text:style-name="T1">PITCH BEND</text:span></text:p>
          </draw:text-box>
        </draw:frame>
        <draw:frame draw:style-name="gr5" draw:text-style-name="P2" draw:layer="layout" svg:width="0.642cm" svg:height="0.725cm" svg:x="2.6cm" svg:y="13.475cm">
          <draw:text-box>
            <text:p><text:span text:style-name="T1">-</text:span></text:p>
          </draw:text-box>
        </draw:frame>
        <draw:frame draw:style-name="gr5" draw:text-style-name="P2" draw:layer="layout" svg:width="0.748cm" svg:height="0.725cm" svg:x="4.658cm" svg:y="13.575cm">
          <draw:text-box>
            <text:p><text:span text:style-name="T1">+</text:span></text:p>
          </draw:text-box>
        </draw:frame>
        <draw:custom-shape draw:style-name="gr1" draw:text-style-name="P1" draw:layer="layout" svg:width="0.8cm" svg:height="0.8cm" svg:x="44.71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46.719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067cm" svg:height="0.725cm" svg:x="44.633cm" svg:y="11.8cm">
          <draw:text-box>
            <text:p><text:span text:style-name="T1">PITCH BEND</text:span></text:p>
          </draw:text-box>
        </draw:frame>
        <draw:frame draw:style-name="gr5" draw:text-style-name="P2" draw:layer="layout" svg:width="0.642cm" svg:height="0.725cm" svg:x="44.719cm" svg:y="13.475cm">
          <draw:text-box>
            <text:p><text:span text:style-name="T1">-</text:span></text:p>
          </draw:text-box>
        </draw:frame>
        <draw:frame draw:style-name="gr5" draw:text-style-name="P2" draw:layer="layout" svg:width="0.748cm" svg:height="0.725cm" svg:x="46.777cm" svg:y="13.575cm">
          <draw:text-box>
            <text:p><text:span text:style-name="T1">+</text:span></text:p>
          </draw:text-box>
        </draw:frame>
        <draw:custom-shape draw:style-name="gr1" draw:text-style-name="P1" draw:layer="layout" svg:width="1.6cm" svg:height="0.6cm" svg:x="11.1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8.1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5.2cm" svg:y="25.4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83cm" svg:height="0.725cm" svg:x="9.617cm" svg:y="24.2cm">
          <draw:text-box>
            <text:p><text:span text:style-name="T1">LOOP</text:span></text:p>
          </draw:text-box>
        </draw:frame>
        <draw:line draw:style-name="gr3" draw:text-style-name="P1" draw:layer="layout" svg:x1="9.7cm" svg:y1="24.325cm" svg:x2="5cm" svg:y2="24.325cm">
          <text:p/>
        </draw:line>
        <draw:line draw:style-name="gr3" draw:text-style-name="P1" draw:layer="layout" svg:x1="15.9cm" svg:y1="24.325cm" svg:x2="11.2cm" svg:y2="24.325cm">
          <text:p/>
        </draw:line>
        <draw:custom-shape draw:style-name="gr1" draw:text-style-name="P1" draw:layer="layout" svg:width="1.6cm" svg:height="0.6cm" svg:x="14.2cm" svg:y="25.4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67cm" svg:height="0.725cm" svg:x="4.817cm" svg:y="24.625cm">
          <draw:text-box>
            <text:p><text:span text:style-name="T1">MANUAL</text:span></text:p>
          </draw:text-box>
        </draw:frame>
        <draw:frame draw:style-name="gr5" draw:text-style-name="P2" draw:layer="layout" svg:width="0.925cm" svg:height="0.725cm" svg:x="8.517cm" svg:y="24.6cm">
          <draw:text-box>
            <text:p><text:span text:style-name="T1">IN</text:span></text:p>
          </draw:text-box>
        </draw:frame>
        <draw:frame draw:style-name="gr5" draw:text-style-name="P2" draw:layer="layout" svg:width="1.395cm" svg:height="0.725cm" svg:x="11.217cm" svg:y="24.7cm">
          <draw:text-box>
            <text:p><text:span text:style-name="T1">OUT</text:span></text:p>
          </draw:text-box>
        </draw:frame>
        <draw:frame draw:style-name="gr5" draw:text-style-name="P2" draw:layer="layout" svg:width="2.272cm" svg:height="0.725cm" svg:x="13.828cm" svg:y="24.625cm">
          <draw:text-box>
            <text:p><text:span text:style-name="T1">RELOOP</text:span></text:p>
          </draw:text-box>
        </draw:frame>
        <draw:custom-shape draw:style-name="gr1" draw:text-style-name="P1" draw:layer="layout" svg:width="1.5cm" svg:height="1.5cm" svg:x="22.12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2.9cm" svg:y1="16.2cm" svg:x2="22.9cm" svg:y2="16.7cm">
          <text:p/>
        </draw:line>
        <draw:frame draw:style-name="gr5" draw:text-style-name="P2" draw:layer="layout" svg:width="2.86cm" svg:height="0.725cm" svg:x="21.5cm" svg:y="15.3cm">
          <draw:text-box>
            <text:p><text:span text:style-name="T1">BALANCE A</text:span></text:p>
          </draw:text-box>
        </draw:frame>
        <draw:custom-shape draw:style-name="gr1" draw:text-style-name="P1" draw:layer="layout" svg:width="1.5cm" svg:height="1.5cm" svg:x="26.328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7.1cm" svg:y1="16.2cm" svg:x2="27.1cm" svg:y2="16.7cm">
          <text:p/>
        </draw:line>
        <draw:frame draw:style-name="gr5" draw:text-style-name="P2" draw:layer="layout" svg:width="2.885cm" svg:height="0.725cm" svg:x="25.7cm" svg:y="15.3cm">
          <draw:text-box>
            <text:p><text:span text:style-name="T1">BALANCE B</text:span></text:p>
          </draw:text-box>
        </draw:frame>
        <draw:g>
          <draw:g>
            <draw:line draw:style-name="gr2" draw:text-style-name="P1" draw:layer="layout" svg:x1="25.916cm" svg:y1="6.284cm" svg:x2="23.916cm" svg:y2="6.284cm">
              <text:p/>
            </draw:line>
            <draw:line draw:style-name="gr2" draw:text-style-name="P1" draw:layer="layout" svg:x1="24.969cm" svg:y1="3.968cm" svg:x2="24.968cm" svg:y2="8.6cm">
              <text:p/>
            </draw:line>
            <draw:line draw:style-name="gr3" draw:text-style-name="P1" draw:layer="layout" svg:x1="25.916cm" svg:y1="3.968cm" svg:x2="23.916cm" svg:y2="3.968cm">
              <text:p/>
            </draw:line>
            <draw:line draw:style-name="gr3" draw:text-style-name="P1" draw:layer="layout" svg:x1="25.916cm" svg:y1="4.389cm" svg:x2="23.916cm" svg:y2="4.389cm">
              <text:p/>
            </draw:line>
            <draw:line draw:style-name="gr3" draw:text-style-name="P1" draw:layer="layout" svg:x1="25.916cm" svg:y1="4.81cm" svg:x2="23.916cm" svg:y2="4.81cm">
              <text:p/>
            </draw:line>
            <draw:line draw:style-name="gr3" draw:text-style-name="P1" draw:layer="layout" svg:x1="25.916cm" svg:y1="5.231cm" svg:x2="23.916cm" svg:y2="5.231cm">
              <text:p/>
            </draw:line>
            <draw:line draw:style-name="gr3" draw:text-style-name="P1" draw:layer="layout" svg:x1="25.916cm" svg:y1="5.652cm" svg:x2="23.916cm" svg:y2="5.652cm">
              <text:p/>
            </draw:line>
            <draw:line draw:style-name="gr3" draw:text-style-name="P1" draw:layer="layout" svg:x1="25.916cm" svg:y1="7.758cm" svg:x2="23.916cm" svg:y2="7.758cm">
              <text:p/>
            </draw:line>
            <draw:line draw:style-name="gr3" draw:text-style-name="P1" draw:layer="layout" svg:x1="25.916cm" svg:y1="8.179cm" svg:x2="23.916cm" svg:y2="8.179cm">
              <text:p/>
            </draw:line>
            <draw:line draw:style-name="gr3" draw:text-style-name="P1" draw:layer="layout" svg:x1="25.916cm" svg:y1="8.6cm" svg:x2="23.916cm" svg:y2="8.6cm">
              <text:p/>
            </draw:line>
            <draw:line draw:style-name="gr3" draw:text-style-name="P1" draw:layer="layout" svg:x1="25.916cm" svg:y1="6.915cm" svg:x2="23.916cm" svg:y2="6.915cm">
              <text:p/>
            </draw:line>
            <draw:line draw:style-name="gr3" draw:text-style-name="P1" draw:layer="layout" svg:x1="25.916cm" svg:y1="7.336cm" svg:x2="23.916cm" svg:y2="7.336cm">
              <text:p/>
            </draw:line>
          </draw:g>
          <draw:custom-shape draw:style-name="gr1" draw:text-style-name="P1" draw:layer="layout" svg:width="0.632cm" svg:height="1.79cm" draw:transform="rotate (-1.5709708597201) translate (25.812cm 4.1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1.6cm" svg:height="0.6cm" svg:x="40.2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37.2cm" svg:y="25.4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34.3cm" svg:y="25.4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83cm" svg:height="0.725cm" svg:x="38.717cm" svg:y="24.2cm">
          <draw:text-box>
            <text:p><text:span text:style-name="T1">LOOP</text:span></text:p>
          </draw:text-box>
        </draw:frame>
        <draw:line draw:style-name="gr3" draw:text-style-name="P1" draw:layer="layout" svg:x1="38.8cm" svg:y1="24.525cm" svg:x2="34.1cm" svg:y2="24.525cm">
          <text:p/>
        </draw:line>
        <draw:line draw:style-name="gr3" draw:text-style-name="P1" draw:layer="layout" svg:x1="45cm" svg:y1="24.525cm" svg:x2="40.3cm" svg:y2="24.525cm">
          <text:p/>
        </draw:line>
        <draw:custom-shape draw:style-name="gr1" draw:text-style-name="P1" draw:layer="layout" svg:width="1.6cm" svg:height="0.6cm" svg:x="43.3cm" svg:y="25.4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67cm" svg:height="0.725cm" svg:x="33.917cm" svg:y="24.625cm">
          <draw:text-box>
            <text:p><text:span text:style-name="T1">MANUAL</text:span></text:p>
          </draw:text-box>
        </draw:frame>
        <draw:frame draw:style-name="gr5" draw:text-style-name="P2" draw:layer="layout" svg:width="0.925cm" svg:height="0.725cm" svg:x="37.617cm" svg:y="24.6cm">
          <draw:text-box>
            <text:p><text:span text:style-name="T1">IN</text:span></text:p>
          </draw:text-box>
        </draw:frame>
        <draw:frame draw:style-name="gr5" draw:text-style-name="P2" draw:layer="layout" svg:width="1.395cm" svg:height="0.725cm" svg:x="40.317cm" svg:y="24.7cm">
          <draw:text-box>
            <text:p><text:span text:style-name="T1">OUT</text:span></text:p>
          </draw:text-box>
        </draw:frame>
        <draw:frame draw:style-name="gr5" draw:text-style-name="P2" draw:layer="layout" svg:width="2.272cm" svg:height="0.725cm" svg:x="42.928cm" svg:y="24.625cm">
          <draw:text-box>
            <text:p><text:span text:style-name="T1">RELOOP</text:span></text:p>
          </draw:text-box>
        </draw:frame>
        <draw:custom-shape draw:style-name="gr7" draw:text-style-name="P1" draw:layer="layout" svg:width="2.7cm" svg:height="2.7cm" svg:x="4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8.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12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16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.24cm" svg:height="0.725cm" svg:x="10.101cm" svg:y="5.675cm">
          <draw:text-box>
            <text:p><text:span text:style-name="T1">HOT CUE/SAMPLE</text:span></text:p>
          </draw:text-box>
        </draw:frame>
        <draw:line draw:style-name="gr3" draw:text-style-name="P1" draw:layer="layout" svg:x1="10.2cm" svg:y1="6cm" svg:x2="2.2cm" svg:y2="6cm">
          <text:p/>
        </draw:line>
        <draw:line draw:style-name="gr3" draw:text-style-name="P1" draw:layer="layout" svg:x1="22.2cm" svg:y1="6cm" svg:x2="14.2cm" svg:y2="6cm">
          <text:p/>
        </draw:line>
        <draw:frame draw:style-name="gr5" draw:layer="layout" svg:width="0.853cm" svg:height="0.962cm" svg:x="5.6cm" svg:y="7.5cm">
          <draw:text-box>
            <text:p>1</text:p>
          </draw:text-box>
        </draw:frame>
        <draw:frame draw:style-name="gr5" draw:layer="layout" svg:width="0.853cm" svg:height="0.962cm" svg:x="9.747cm" svg:y="7.438cm">
          <draw:text-box>
            <text:p>2</text:p>
          </draw:text-box>
        </draw:frame>
        <draw:frame draw:style-name="gr5" draw:layer="layout" svg:width="0.853cm" svg:height="0.962cm" svg:x="13.747cm" svg:y="7.538cm">
          <draw:text-box>
            <text:p>3</text:p>
          </draw:text-box>
        </draw:frame>
        <draw:frame draw:style-name="gr5" draw:layer="layout" svg:width="0.853cm" svg:height="0.962cm" svg:x="17.747cm" svg:y="7.5cm">
          <draw:text-box>
            <text:p>4</text:p>
          </draw:text-box>
        </draw:frame>
        <draw:custom-shape draw:style-name="gr7" draw:text-style-name="P1" draw:layer="layout" svg:width="2.7cm" svg:height="2.7cm" svg:x="30.4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34.5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38.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7cm" svg:height="2.7cm" svg:x="42.5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.24cm" svg:height="0.725cm" svg:x="35.701cm" svg:y="5.675cm">
          <draw:text-box>
            <text:p><text:span text:style-name="T1">HOT CUE/SAMPLE</text:span></text:p>
          </draw:text-box>
        </draw:frame>
        <draw:line draw:style-name="gr3" draw:text-style-name="P1" draw:layer="layout" svg:x1="35.8cm" svg:y1="6cm" svg:x2="27.8cm" svg:y2="6cm">
          <text:p/>
        </draw:line>
        <draw:line draw:style-name="gr3" draw:text-style-name="P1" draw:layer="layout" svg:x1="47.7cm" svg:y1="6cm" svg:x2="39.8cm" svg:y2="6cm">
          <text:p/>
        </draw:line>
        <draw:frame draw:style-name="gr5" draw:layer="layout" svg:width="0.853cm" svg:height="0.962cm" svg:x="31.3cm" svg:y="7.6cm">
          <draw:text-box>
            <text:p>1</text:p>
          </draw:text-box>
        </draw:frame>
        <draw:frame draw:style-name="gr5" draw:layer="layout" svg:width="0.853cm" svg:height="0.962cm" svg:x="35.447cm" svg:y="7.538cm">
          <draw:text-box>
            <text:p>2</text:p>
          </draw:text-box>
        </draw:frame>
        <draw:frame draw:style-name="gr5" draw:layer="layout" svg:width="0.853cm" svg:height="0.962cm" svg:x="39.447cm" svg:y="7.638cm">
          <draw:text-box>
            <text:p>3</text:p>
          </draw:text-box>
        </draw:frame>
        <draw:frame draw:style-name="gr5" draw:layer="layout" svg:width="0.853cm" svg:height="0.962cm" svg:x="43.447cm" svg:y="7.6cm">
          <draw:text-box>
            <text:p>4</text:p>
          </draw:text-box>
        </draw:frame>
        <draw:frame draw:style-name="gr5" draw:text-style-name="P2" draw:layer="layout" svg:width="1.679cm" svg:height="0.725cm" svg:x="6.4cm" svg:y="26.3cm">
          <draw:text-box>
            <text:p><text:span text:style-name="T1">SYNC</text:span></text:p>
          </draw:text-box>
        </draw:frame>
        <draw:frame draw:style-name="gr5" draw:text-style-name="P2" draw:layer="layout" svg:width="1.395cm" svg:height="0.725cm" svg:x="9.5cm" svg:y="26.275cm">
          <draw:text-box>
            <text:p><text:span text:style-name="T1">CUE</text:span></text:p>
          </draw:text-box>
        </draw:frame>
        <draw:g>
          <draw:custom-shape draw:style-name="gr8" draw:text-style-name="P1" draw:layer="layout" svg:width="0.405cm" svg:height="0.351cm" draw:transform="rotate (-1.58022110475567) translate (16.348cm 26.403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16.448cm" svg:y1="26.405cm" svg:x2="16.448cm" svg:y2="26.808cm">
            <text:p/>
          </draw:line>
          <draw:line draw:style-name="gr2" draw:text-style-name="P1" draw:layer="layout" svg:x1="16.6cm" svg:y1="26.405cm" svg:x2="16.6cm" svg:y2="26.808cm">
            <text:p/>
          </draw:line>
        </draw:g>
        <draw:frame draw:style-name="gr5" draw:text-style-name="P2" draw:layer="layout" svg:width="2.454cm" svg:height="0.725cm" svg:x="12.1cm" svg:y="26.275cm">
          <draw:text-box>
            <text:p><text:span text:style-name="T1">STUTTER</text:span></text:p>
          </draw:text-box>
        </draw:frame>
        <draw:custom-shape draw:style-name="gr4" draw:text-style-name="P1" draw:layer="layout" svg:width="1.6cm" svg:height="0.6cm" svg:x="11.372cm" svg:y="4.8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11.5cm" svg:y="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1.667cm" svg:y1="2.467cm" svg:x2="12cm" svg:y2="2.8cm">
            <text:p/>
          </draw:line>
        </draw:g>
        <draw:frame draw:style-name="gr6" draw:text-style-name="P4" draw:layer="layout" svg:width="2.5cm" svg:height="0.725cm" svg:x="6.4cm" svg:y="1.564cm">
          <draw:text-box>
            <text:p text:style-name="P3"><text:span text:style-name="T1">EFFECTS</text:span></text:p>
          </draw:text-box>
        </draw:frame>
        <draw:line draw:style-name="gr3" draw:text-style-name="P1" draw:layer="layout" svg:x1="6.5cm" svg:y1="1.9cm" svg:x2="2.2cm" svg:y2="1.925cm">
          <text:p/>
        </draw:line>
        <draw:line draw:style-name="gr3" draw:text-style-name="P1" draw:layer="layout" svg:x1="13.2cm" svg:y1="1.925cm" svg:x2="8.8cm" svg:y2="1.9cm">
          <text:p/>
        </draw:line>
        <draw:custom-shape draw:style-name="gr9" draw:text-style-name="P1" draw:layer="layout" svg:width="1.6cm" svg:height="0.6cm" svg:x="17.2cm" svg:y="2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3.563cm" svg:height="0.725cm" svg:x="16.328cm" svg:y="24.6cm">
          <draw:text-box>
            <text:p><text:span text:style-name="T1">HEADPHONE A</text:span></text:p>
          </draw:text-box>
        </draw:frame>
        <draw:custom-shape draw:style-name="gr9" draw:text-style-name="P1" draw:layer="layout" svg:width="1.6cm" svg:height="0.6cm" svg:x="31.209cm" svg:y="25.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588cm" svg:height="0.725cm" svg:x="30.337cm" svg:y="24.6cm">
          <draw:text-box>
            <text:p><text:span text:style-name="T1">HEADPHONE B</text:span></text:p>
          </draw:text-box>
        </draw:frame>
        <draw:g>
          <draw:custom-shape draw:style-name="gr1" draw:text-style-name="P1" draw:layer="layout" svg:width="1.5cm" svg:height="1.5cm" svg:x="39.9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0.139cm" svg:y1="2.528cm" svg:x2="40.472cm" svg:y2="2.861cm">
            <text:p/>
          </draw:line>
        </draw:g>
        <draw:g>
          <draw:custom-shape draw:style-name="gr1" draw:text-style-name="P1" draw:layer="layout" svg:width="1.5cm" svg:height="1.5cm" svg:x="36.9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7.139cm" svg:y1="2.528cm" svg:x2="37.472cm" svg:y2="2.861cm">
            <text:p/>
          </draw:line>
        </draw:g>
        <draw:g>
          <draw:custom-shape draw:style-name="gr1" draw:text-style-name="P1" draw:layer="layout" svg:width="1.5cm" svg:height="1.5cm" svg:x="43.072cm" svg:y="2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3.239cm" svg:y1="2.528cm" svg:x2="43.572cm" svg:y2="2.861cm">
            <text:p/>
          </draw:line>
        </draw:g>
        <draw:custom-shape draw:style-name="gr9" draw:text-style-name="P1" draw:layer="layout" svg:width="1.6cm" svg:height="0.6cm" svg:x="42.944cm" svg:y="4.8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9.844cm" svg:y="4.8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6.944cm" svg:y="4.861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9cm" svg:height="0.725cm" svg:x="40.4cm" svg:y="4.111cm">
          <draw:text-box>
            <text:p><text:span text:style-name="T1">EFFECT ON/OFF</text:span></text:p>
          </draw:text-box>
        </draw:frame>
        <draw:line draw:style-name="gr3" draw:text-style-name="P1" draw:layer="layout" svg:x1="40.5cm" svg:y1="4.436cm" svg:x2="36.8cm" svg:y2="4.436cm">
          <text:p/>
        </draw:line>
        <draw:line draw:style-name="gr3" draw:text-style-name="P1" draw:layer="layout" svg:x1="47.8cm" svg:y1="4.436cm" svg:x2="44.1cm" svg:y2="4.436cm">
          <text:p/>
        </draw:line>
        <draw:custom-shape draw:style-name="gr9" draw:text-style-name="P1" draw:layer="layout" svg:width="1.6cm" svg:height="0.6cm" svg:x="45.972cm" svg:y="4.83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cm" svg:height="1.5cm" svg:x="46.1cm" svg:y="2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46.267cm" svg:y1="2.503cm" svg:x2="46.6cm" svg:y2="2.836cm">
            <text:p/>
          </draw:line>
        </draw:g>
        <draw:frame draw:style-name="gr6" draw:text-style-name="P4" draw:layer="layout" svg:width="2.5cm" svg:height="0.725cm" svg:x="41cm" svg:y="1.6cm">
          <draw:text-box>
            <text:p text:style-name="P3"><text:span text:style-name="T1">EFFECTS</text:span></text:p>
          </draw:text-box>
        </draw:frame>
        <draw:line draw:style-name="gr3" draw:text-style-name="P1" draw:layer="layout" svg:x1="41.1cm" svg:y1="1.936cm" svg:x2="36.8cm" svg:y2="1.961cm">
          <text:p/>
        </draw:line>
        <draw:line draw:style-name="gr3" draw:text-style-name="P1" draw:layer="layout" svg:x1="47.8cm" svg:y1="1.961cm" svg:x2="43.4cm" svg:y2="1.936cm">
          <text:p/>
        </draw:line>
        <draw:g>
          <draw:custom-shape draw:style-name="gr1" draw:text-style-name="P1" draw:layer="layout" svg:width="1.5cm" svg:height="1.5cm" svg:x="30.9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1.114cm" svg:y1="2.567cm" svg:x2="31.447cm" svg:y2="2.9cm">
            <text:p/>
          </draw:line>
        </draw:g>
        <draw:g>
          <draw:custom-shape draw:style-name="gr1" draw:text-style-name="P1" draw:layer="layout" svg:width="1.5cm" svg:height="1.5cm" svg:x="27.9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28.114cm" svg:y1="2.567cm" svg:x2="28.447cm" svg:y2="2.9cm">
            <text:p/>
          </draw:line>
        </draw:g>
        <draw:g>
          <draw:custom-shape draw:style-name="gr1" draw:text-style-name="P1" draw:layer="layout" svg:width="1.5cm" svg:height="1.5cm" svg:x="34.047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34.214cm" svg:y1="2.567cm" svg:x2="34.547cm" svg:y2="2.9cm">
            <text:p/>
          </draw:line>
        </draw:g>
        <draw:custom-shape draw:style-name="gr9" draw:text-style-name="P1" draw:layer="layout" svg:width="1.6cm" svg:height="0.6cm" svg:x="33.947cm" svg:y="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0.847cm" svg:y="4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27.947cm" svg:y="4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637cm" svg:height="0.725cm" svg:x="27.847cm" svg:y="1.575cm">
          <draw:text-box>
            <text:p><text:span text:style-name="T1">BASS</text:span></text:p>
          </draw:text-box>
        </draw:frame>
        <draw:frame draw:style-name="gr5" draw:text-style-name="P2" draw:layer="layout" svg:width="1.277cm" svg:height="0.725cm" svg:x="31.07cm" svg:y="1.575cm">
          <draw:text-box>
            <text:p><text:span text:style-name="T1">MID</text:span></text:p>
          </draw:text-box>
        </draw:frame>
        <draw:frame draw:style-name="gr5" draw:text-style-name="P2" draw:layer="layout" svg:width="2.153cm" svg:height="0.725cm" svg:x="33.747cm" svg:y="1.575cm">
          <draw:text-box>
            <text:p><text:span text:style-name="T1">TREBLE</text:span></text:p>
          </draw:text-box>
        </draw:frame>
        <draw:frame draw:style-name="gr5" draw:text-style-name="P2" draw:layer="layout" svg:width="1.378cm" svg:height="0.725cm" svg:x="30.969cm" svg:y="4cm">
          <draw:text-box>
            <text:p><text:span text:style-name="T1">KILL</text:span></text:p>
          </draw:text-box>
        </draw:frame>
        <draw:line draw:style-name="gr3" draw:text-style-name="P1" draw:layer="layout" svg:x1="30.947cm" svg:y1="4.4cm" svg:x2="27.647cm" svg:y2="4.4cm">
          <text:p/>
        </draw:line>
        <draw:line draw:style-name="gr3" draw:text-style-name="P1" draw:layer="layout" svg:x1="35.647cm" svg:y1="4.4cm" svg:x2="32.347cm" svg:y2="4.4cm">
          <text:p/>
        </draw:line>
        <draw:custom-shape draw:style-name="gr1" draw:text-style-name="P1" draw:layer="layout" svg:width="1.6cm" svg:height="0.6cm" svg:x="2.4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.4cm" svg:y="8.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2.063cm" svg:y="6.275cm">
          <draw:text-box>
            <text:p><text:span text:style-name="T1">CLEAR 1</text:span></text:p>
          </draw:text-box>
        </draw:frame>
        <draw:frame draw:style-name="gr5" draw:text-style-name="P2" draw:layer="layout" svg:width="2.272cm" svg:height="0.725cm" svg:x="2.1cm" svg:y="7.7cm">
          <draw:text-box>
            <text:p><text:span text:style-name="T1">CLEAR 2</text:span></text:p>
          </draw:text-box>
        </draw:frame>
        <draw:custom-shape draw:style-name="gr1" draw:text-style-name="P1" draw:layer="layout" svg:width="1.6cm" svg:height="0.6cm" svg:x="20.428cm" svg:y="7.0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0.428cm" svg:y="8.6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20.091cm" svg:y="6.3cm">
          <draw:text-box>
            <text:p><text:span text:style-name="T1">CLEAR 3</text:span></text:p>
          </draw:text-box>
        </draw:frame>
        <draw:frame draw:style-name="gr5" draw:text-style-name="P2" draw:layer="layout" svg:width="2.272cm" svg:height="0.725cm" svg:x="20.128cm" svg:y="7.725cm">
          <draw:text-box>
            <text:p><text:span text:style-name="T1">CLEAR 4</text:span></text:p>
          </draw:text-box>
        </draw:frame>
        <draw:custom-shape draw:style-name="gr1" draw:text-style-name="P1" draw:layer="layout" svg:width="1.6cm" svg:height="0.6cm" svg:x="27.937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27.937cm" svg:y="8.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27.6cm" svg:y="6.275cm">
          <draw:text-box>
            <text:p><text:span text:style-name="T1">CLEAR 1</text:span></text:p>
          </draw:text-box>
        </draw:frame>
        <draw:frame draw:style-name="gr5" draw:text-style-name="P2" draw:layer="layout" svg:width="2.272cm" svg:height="0.725cm" svg:x="27.637cm" svg:y="7.8cm">
          <draw:text-box>
            <text:p><text:span text:style-name="T1">CLEAR 2</text:span></text:p>
          </draw:text-box>
        </draw:frame>
        <draw:custom-shape draw:style-name="gr1" draw:text-style-name="P1" draw:layer="layout" svg:width="1.6cm" svg:height="0.6cm" svg:x="4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0.6cm" svg:x="45.937cm" svg:y="8.72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272cm" svg:height="0.725cm" svg:x="45.6cm" svg:y="6.3cm">
          <draw:text-box>
            <text:p><text:span text:style-name="T1">CLEAR 3</text:span></text:p>
          </draw:text-box>
        </draw:frame>
        <draw:frame draw:style-name="gr5" draw:text-style-name="P2" draw:layer="layout" svg:width="2.272cm" svg:height="0.725cm" svg:x="45.637cm" svg:y="7.825cm">
          <draw:text-box>
            <text:p><text:span text:style-name="T1">CLEAR 4</text:span></text:p>
          </draw:text-box>
        </draw:frame>
        <draw:custom-shape draw:style-name="gr9" draw:text-style-name="P1" draw:layer="layout" svg:width="1.6cm" svg:height="0.6cm" svg:x="9.4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6cm" svg:height="0.6cm" svg:x="6.4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6cm" svg:height="0.6cm" svg:x="12.5cm" svg:y="27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.6cm" svg:height="0.6cm" svg:x="15.5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1.679cm" svg:height="0.725cm" svg:x="32.8cm" svg:y="26.425cm">
          <draw:text-box>
            <text:p><text:span text:style-name="T1">SYNC</text:span></text:p>
          </draw:text-box>
        </draw:frame>
        <draw:frame draw:style-name="gr5" draw:text-style-name="P2" draw:layer="layout" svg:width="1.395cm" svg:height="0.725cm" svg:x="35.9cm" svg:y="26.4cm">
          <draw:text-box>
            <text:p><text:span text:style-name="T1">CUE</text:span></text:p>
          </draw:text-box>
        </draw:frame>
        <draw:g>
          <draw:custom-shape draw:style-name="gr8" draw:text-style-name="P1" draw:layer="layout" svg:width="0.405cm" svg:height="0.351cm" draw:transform="rotate (-1.58022110475567) translate (42.748cm 26.528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42.848cm" svg:y1="26.53cm" svg:x2="42.848cm" svg:y2="26.933cm">
            <text:p/>
          </draw:line>
          <draw:line draw:style-name="gr2" draw:text-style-name="P1" draw:layer="layout" svg:x1="43cm" svg:y1="26.53cm" svg:x2="43cm" svg:y2="26.933cm">
            <text:p/>
          </draw:line>
        </draw:g>
        <draw:frame draw:style-name="gr5" draw:text-style-name="P2" draw:layer="layout" svg:width="2.454cm" svg:height="0.725cm" svg:x="38.5cm" svg:y="26.4cm">
          <draw:text-box>
            <text:p><text:span text:style-name="T1">STUTTER</text:span></text:p>
          </draw:text-box>
        </draw:frame>
        <draw:custom-shape draw:style-name="gr9" draw:text-style-name="P1" draw:layer="layout" svg:width="1.6cm" svg:height="0.6cm" svg:x="35.8cm" svg:y="27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2.8cm" svg:y="27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38.9cm" svg:y="27.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cm" svg:height="0.6cm" svg:x="41.9cm" svg:y="27.1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8cm" svg:height="0.8cm" svg:x="45.6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8cm" svg:height="0.8cm" svg:x="3.5cm" svg:y="2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2.517cm" svg:height="0.725cm" svg:x="44.705cm" svg:y="19.675cm">
          <draw:text-box>
            <text:p><text:span text:style-name="T1">SCRATCH</text:span></text:p>
          </draw:text-box>
        </draw:frame>
        <draw:frame draw:style-name="gr10" draw:text-style-name="P2" draw:layer="layout" svg:width="2.517cm" svg:height="0.725cm" svg:x="2.683cm" svg:y="19.7cm">
          <draw:text-box>
            <text:p><text:span text:style-name="T1">SCRATCH</text:span></text:p>
          </draw:text-box>
        </draw:frame>
        <draw:g>
          <draw:custom-shape draw:style-name="gr11" draw:text-style-name="P1" draw:layer="layout" svg:width="14cm" svg:height="14cm" svg:x="6cm" svg:y="1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8.4cm" svg:height="8.4cm" svg:x="8.7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4cm" svg:height="4cm" svg:x="10.9cm" svg:y="1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" draw:text-style-name="P1" draw:layer="layout" svg:width="14cm" svg:height="14cm" svg:x="30cm" svg:y="1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8.4cm" svg:height="8.4cm" svg:x="32.7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" draw:layer="layout" svg:width="4cm" svg:height="4cm" svg:x="34.9cm" svg:y="14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50cm" fo:page-height="30cm" style:print-orientation="portrait"/>
    </style:page-layout>
    <style:style style:name="Mdp1" style:family="drawing-page">
      <style:graphic-properties draw:fill-hatch-solid="false"/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as </meta:initial-creator>
    <meta:creation-date>2013-01-22T10:25:05</meta:creation-date>
    <dc:date>2013-02-17T14:19:20</dc:date>
    <dc:creator>Lukas </dc:creator>
    <meta:editing-duration>PT1H51M45S</meta:editing-duration>
    <meta:editing-cycles>17</meta:editing-cycles>
    <meta:generator>LibreOffice/3.5$Linux_X86_64 LibreOffice_project/350m1$Build-2</meta:generator>
    <meta:document-statistic meta:object-count="290"/>
  </office:meta>
</office:document-meta>
</file>